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his document contains some ideas to reduce the latency introduced by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state file synchronization inside the state server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2">
          <table:table-cell table:style-name="ce1" office:value-type="string" calcext:value-type="string">
            <text:p>The main idea is based on the usage of 3 different versions for every state</text:p>
          </table:table-cell>
          <table:table-cell table:style-name="ce6"/>
          <table:table-cell table:style-name="ce7" table:number-columns-repeated="2"/>
          <table:table-cell table:style-name="ce9"/>
          <table:table-cell table:style-name="ce7"/>
          <table:table-cell table:style-name="ce10" table:number-columns-repeated="1018"/>
        </table:table-row>
        <table:table-row table:style-name="ro1">
          <table:table-cell table:style-name="ce1" office:value-type="string" calcext:value-type="string">
            <text:p>file: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oldest one is disk consistent and can be used in the event of system crash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intermediate one is eventual disk consistent (it’s waiting for disk sync)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newest one is the working copy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In comparison with the blue/green current (LIXA 1.3.x) implementation using 3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different versions and detaching (background asynchronous thread) the msync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operation, the introduced latency can be very low assuming that: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I) the msync frequency is higher enough (it depends from msync time and the number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of processed transactions)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II) in the event of system crash, the user can manually recover some transactions: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below schema does not guarantee alignment between the state persisted by the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LIXA state server and the state persisted by the resource managers in the event of a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system crash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below schema can behave with equivalent performance in comparison with the 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blue/green current (LIXA 1.3.x) implementation executing msync and version alignment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using a foreground synchronous task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The algorithm needs to redefine the tuning parameters: min and max sync times become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useless and must removed; the system has to keep a statistic of the average sync time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and use it as the minimum value. Max value can be fixed to 5 times the average time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A new parameter, “asynchronous persistence” must be introduced, with a clear warning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xplanation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If assumptions I e II are right, the behavior of state server with asynchronous persistence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will sustain a quite continuos flow of transactions because “freeze” and “copy” operations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last just few microseconds.</text:p>
          </table:table-cell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5" office:value-type="string" calcext:value-type="string" table:number-columns-spanned="3" table:number-rows-spanned="1">
            <text:p>state file version</text:p>
          </table:table-cell>
          <table:covered-table-cell table:number-columns-repeated="2" table:style-name="ce3"/>
          <table:table-cell table:style-name="ce8" office:value-type="string" calcext:value-type="string">
            <text:p>transition</text:p>
          </table:table-cell>
          <table:table-cell table:style-name="ce3" office:value-type="string" calcext:value-type="string">
            <text:p>used state fil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8"/>
          <table:table-cell table:style-name="ce3"/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 A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+1*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reeze 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py A to B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+1*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se B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+1*</text:p>
          </table:table-cell>
          <table:table-cell office:value-type="string" calcext:value-type="string">
            <text:p>N+2*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sync A (detached)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*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opy A to C (detached)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*</text:p>
          </table:table-cell>
          <table:table-cell office:value-type="string" calcext:value-type="string">
            <text:p>N+1*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reeze B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opy B to 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+1</text:p>
          </table:table-cell>
          <table:table-cell table:number-columns-repeated="2" office:value-type="string" calcext:value-type="string">
            <text:p>N+2*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use C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*</text:p>
          </table:table-cell>
          <table:table-cell office:value-type="string" calcext:value-type="string">
            <text:p>N+3*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sync B (detached)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*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opy B to A (detached)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N+2*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*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reeze 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opy C to 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N+3*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*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use A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N+4*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*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sync C (detached)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N+4*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opy C to B (detached)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N+4*</text:p>
          </table:table-cell>
          <table:table-cell office:value-type="string" calcext:value-type="string">
            <text:p>N+3*</text:p>
          </table:table-cell>
          <table:table-cell office:value-type="string" calcext:value-type="string">
            <text:p>N+3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reeze 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copy A to B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+4*</text:p>
          </table:table-cell>
          <table:table-cell office:value-type="string" calcext:value-type="string">
            <text:p>N+3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use B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N+4*</text:p>
          </table:table-cell>
          <table:table-cell office:value-type="string" calcext:value-type="string">
            <text:p>N+5*</text:p>
          </table:table-cell>
          <table:table-cell office:value-type="string" calcext:value-type="string">
            <text:p>N+3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msync A (detached)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N+5*</text:p>
          </table:table-cell>
          <table:table-cell office:value-type="string" calcext:value-type="string">
            <text:p>N+3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copy A to C (detached)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N+5*</text:p>
          </table:table-cell>
          <table:table-cell office:value-type="string" calcext:value-type="string">
            <text:p>N+4*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freeze B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copy B to 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N+4</text:p>
          </table:table-cell>
          <table:table-cell table:number-columns-repeated="2" office:value-type="string" calcext:value-type="string">
            <text:p>N+5*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use C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N+5*</text:p>
          </table:table-cell>
          <table:table-cell office:value-type="string" calcext:value-type="string">
            <text:p>N+6*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22:08:47.2117631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5:55:16.219000000</meta:creation-date>
    <meta:editing-duration>PT6M17S</meta:editing-duration>
    <meta:editing-cycles>5</meta:editing-cycles>
    <meta:generator>LibreOffice/5.1.6.2$Linux_X86_64 LibreOffice_project/10m0$Build-2</meta:generator>
    <meta:keyword>latency</meta:keyword>
    <meta:keyword>msync</meta:keyword>
    <dc:subject>LIXA</dc:subject>
    <dc:title>Low Latency State Server Enhacement</dc:title>
    <dc:date>2017-08-23T22:26:58.867679107</dc:date>
    <dc:creator>Christian Ferrari</dc:creator>
    <meta:document-statistic meta:table-count="1" meta:cell-count="205" meta:object-count="0"/>
  </office:meta>
</office:document-meta>
</file>